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aeee" officeooo:paragraph-rsid="0012aeee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officeooo:rsid="00168b4c" officeooo:paragraph-rsid="00168b4c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rsid="001737b3" officeooo:paragraph-rsid="001737b3"/>
    </style:style>
    <style:style style:name="P4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officeooo:rsid="0012aeee" officeooo:paragraph-rsid="0012aeee"/>
    </style:style>
    <style:style style:name="P5" style:family="paragraph" style:parent-style-name="Standard">
      <style:paragraph-properties fo:text-align="center" style:justify-single-word="false"/>
      <style:text-properties fo:color="#c9211e" fo:font-size="18pt" style:text-underline-style="solid" style:text-underline-width="auto" style:text-underline-color="font-color" fo:font-weight="bold" officeooo:rsid="0012aeee" officeooo:paragraph-rsid="0012aee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style:text-line-through-style="none" style:text-line-through-type="none" style:text-underline-style="solid" style:text-underline-width="auto" style:text-underline-color="font-color" officeooo:rsid="0014a44c" officeooo:paragraph-rsid="0014a44c"/>
    </style:style>
    <style:style style:name="P7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fo:font-weight="bold" officeooo:rsid="00168b4c" officeooo:paragraph-rsid="0012aee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style:text-line-through-style="none" style:text-line-through-type="none" style:text-underline-style="solid" style:text-underline-width="auto" style:text-underline-color="font-color" fo:font-weight="bold" officeooo:rsid="0014f858" officeooo:paragraph-rsid="0014f85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style:text-line-through-style="none" style:text-line-through-type="none" style:text-underline-style="solid" style:text-underline-width="auto" style:text-underline-color="font-color" fo:font-weight="bold" officeooo:rsid="00168b4c" officeooo:paragraph-rsid="00168b4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officeooo:rsid="0014a44c" officeooo:paragraph-rsid="0014a44c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officeooo:rsid="0014f858" officeooo:paragraph-rsid="0014f858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officeooo:rsid="00168b4c" officeooo:paragraph-rsid="00168b4c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rsid="001737b3" officeooo:paragraph-rsid="001737b3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officeooo:rsid="00182007" officeooo:paragraph-rsid="00182007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737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NT</text:p>
      <text:p text:style-name="P1"/>
      <text:p text:style-name="P7">LES OUTILS DE DIAGNOSTIC RESEAU:</text:p>
      <text:p text:style-name="P1"/>
      <text:p text:style-name="P1">Dans l’invite de commandes, on peut taper ces commandes pour tester notre conexion au réseau.</text:p>
      <text:p text:style-name="P1">-ping youtube.com</text:p>
      <text:p text:style-name="P1">envoie 4 messages au site et vérifie qu’ils sont recus</text:p>
      <text:p text:style-name="P1">-tracert youtube.com </text:p>
      <text:p text:style-name="P1">montre l’itinéraire suivi pour atteindre le site</text:p>
      <text:p text:style-name="P1"/>
      <text:p text:style-name="P1">whois est le service qui vous permet de récupérer toute information <text:s/>sur l’emplacement des adresse IP, des serveurs ou des site web.</text:p>
      <text:p text:style-name="P1">On peut utiliser sur des site web, dans le navigateur. </text:p>
      <text:p text:style-name="P4"/>
      <text:p text:style-name="P6">Les metier d réseau</text:p>
      <text:p text:style-name="P10">admistrateur ices <text:s/>réseau (ingénieur.es ou pas)</text:p>
      <text:p text:style-name="P10">-hacker « white hat »</text:p>
      <text:p text:style-name="P10"/>
      <text:p text:style-name="P8">INTERNET PROTOCOL (IP)</text:p>
      <text:p text:style-name="P11">les adresses IP</text:p>
      <text:p text:style-name="P11"/>
      <text:p text:style-name="P11"/>
      <text:p text:style-name="P11">131.231.243.221 <text:s text:c="64"/>74.244.137.188</text:p>
      <text:p text:style-name="P11"/>
      <text:p text:style-name="P11"><text:s text:c="93"/>81.161.156.197</text:p>
      <text:p text:style-name="P9">IP ROUTAGE</text:p>
      <text:p text:style-name="P12">Les routeuront des table de routage qui leur permettent d’envoyer les informations dans la bonne direction</text:p>
      <text:p text:style-name="P12">Il n’y a pas un seul itinéraire prédéterminé. Cela permet de changer d’itinéraire si nécessaire.</text:p>
      <text:p text:style-name="P12">On fait des sauts de routeur, en routeur j’usqu’a notredestination</text:p>
      <text:p text:style-name="P12"/>
      <text:p text:style-name="P12">LIMITE D’IP</text:p>
      <text:p text:style-name="P12"/>
      <text:p text:style-name="P12">1.pas de garanti de reception ------→1accusé réseption</text:p>
      <text:p text:style-name="P2"><text:span text:style-name="T1">2.taille limité des informations---→découpe des paquet peut prendre des chemin d</text:span><text:span text:style-name="T2">i</text:span><text:span text:style-name="T1">fférent</text:span></text:p>
      <text:p text:style-name="P12"/>
      <text:p text:style-name="P12"/>
      <text:p text:style-name="P13">DNS</text:p>
      <text:p text:style-name="P13">domain name system</text:p>
      <text:p text:style-name="P13"/>
      <text:p text:style-name="P13">adresse sympbolique <text:s text:c="4"/>adresse IP</text:p>
      <text:p text:style-name="P13"/>
      <text:p text:style-name="P3"><text:a xlink:type="simple" xlink:href="http://www.facebook.com/" text:style-name="Internet_20_link" text:visited-style-name="Visited_20_Internet_20_Link"><text:span text:style-name="T1">www.facebook.com</text:span></text:a><text:span text:style-name="T1"> <text:s text:c="6"/>176.60.192.36</text:span></text:p>
      <text:p text:style-name="P13"/>
      <text:p text:style-name="P3"><text:a xlink:type="simple" xlink:href="http://www.lemonde.fr/" text:style-name="Internet_20_link" text:visited-style-name="Visited_20_Internet_20_Link"><text:span text:style-name="T1">www.lemonde.fr</text:span></text:a><text:span text:style-name="T1"> <text:s text:c="11"/>151.101.194.217</text:span></text:p>
      <text:p text:style-name="P13"/>
      <text:p text:style-name="P13">www.netflix.com <text:s text:c="20"/>18.236.7.30</text:p>
      <text:p text:style-name="P13"/>
      <text:p text:style-name="P13">Quand on crée des site web, on doit :</text:p>
      <text:p text:style-name="P13">1)le stoker (herberger) sur un serveur qui a une adresse IP</text:p>
      <text:p text:style-name="P13">2)acheter un nomde domaine</text:p>
      <text:p text:style-name="P13">3)relier les 2</text:p>
      <text:p text:style-name="P13"><text:soft-page-break/></text:p>
      <text:p text:style-name="P14">ex1:</text:p>
      <text:p text:style-name="P14"/>
      <text:p text:style-name="P14">https:// <text:s text:c="4"/>www <text:s text:c="17"/>lyc-vilgénis-massy .ac</text:p>
      <text:p text:style-name="P14">protocole sous domaine <text:s text:c="4"/>sous domai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8T13:27:58.231000000</meta:creation-date>
    <dc:date>2020-09-20T09:48:10.085000000</dc:date>
    <meta:editing-duration>P1DT18H47M22S</meta:editing-duration>
    <meta:editing-cycles>1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36" meta:word-count="214" meta:character-count="1625" meta:non-whitespace-character-count="1222"/>
  </office:meta>
</office:document-meta>
</file>